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 think that we could simplify this example a lot when not worrying weather task is new or updated. <text:line-break/>On each update we could first delete all existing tasks and then add all submitted:</text:p>
      <text:p text:style-name="Text_20_body">def task_attributes=(task_attributes) <text:line-break/>  tasks.clear <text:line-break/>  task_attributes.each do |attributes| <text:line-break/>    tasks.build(attributes) <text:line-break/>  end <text:line-break/>end</text:p>
      <text:p text:style-name="Text_20_body">This way we could remove all marking of new and deleted records and save_tasks method. <text:line-break/>We should probably had to mark tasks association as :dependent =&gt; :delete_all and add transaction in controller so we don't lose tasks if some validation fails.</text:p>
      <text:p text:style-name="Standard">Tttttttttttttttttttttttttttttttttttttttttttttttttttttttt</text:p>
      <text:p text:style-name="Standard"><text:bookmark-start text:name="__DdeLink__0_1480107626"/>&lt;div id="postgraduate_items"&gt;</text:p>
      <text:p text:style-name="Standard"/>
      <text:p text:style-name="Standard"><text:s text:c="2"/>&lt;!-- ---------------------------Acadamic/ProffisionaQulification <text:s text:c="2"/>------------------------&gt;</text:p>
      <text:p text:style-name="Standard"><text:s/>&lt;!-- &lt;fieldset id="qualification" class="qualification"&gt;&lt;legend&gt;Academic/ProffessionalQualification&lt;/legend&gt;</text:p>
      <text:p text:style-name="Standard"><text:s text:c="6"/>&lt;%= render :partial =&gt; 'qualification', :collection =&gt; @admission.academic_professional_qualifications %&gt;</text:p>
      <text:p text:style-name="Standard"><text:s/>&lt;/fieldset&gt;</text:p>
      <text:p text:style-name="Standard"><text:s text:c="2"/>&lt;%= link_to_function "Add new Academic/ProffessionalQualification" do |page|</text:p>
      <text:p text:style-name="Standard"><text:s text:c="2"/>page.insert_html :bottom, :qualification, :partial =&gt; 'qualification', :object =&gt; AcademicProfessionalQualification.new</text:p>
      <text:p text:style-name="Standard"><text:s text:c="2"/></text:p>
      <text:p text:style-name="Standard"><text:s text:c="2"/>end %&gt;--&gt; </text:p>
      <text:p text:style-name="Standard"><text:s text:c="3"/>&lt;!-----------------------------Research and teaching experience <text:s text:c="2"/>------------------------&gt; </text:p>
      <text:p text:style-name="Standard"><text:s text:c="2"/>&lt;fieldset id="research" class="research"&gt;&lt;legend&gt;Give Particular if any relevant Research and teaching experience&lt;/legend&gt;</text:p>
      <text:p text:style-name="Standard"><text:s text:c="6"/>&lt;%= render :partial =&gt; 'research', :collection =&gt; @admission.research_teaching_experiences %&gt;</text:p>
      <text:p text:style-name="Standard"><text:s/>&lt;/fieldset&gt;</text:p>
      <text:p text:style-name="Standard"><text:s text:c="2"/>&lt;%= link_to_function "Add new Research and teaching experience" do |page|</text:p>
      <text:p text:style-name="Standard"><text:s text:c="2"/>page.insert_html :bottom, :research, :partial =&gt; 'research', :object =&gt; ResearchTeachingExperience.new</text:p>
      <text:p text:style-name="Standard"><text:s text:c="3"/>end %&gt;</text:p>
      <text:p text:style-name="Standard"/>
      <text:p text:style-name="Standard"><text:s/></text:p>
      <text:p text:style-name="Standard"><text:s text:c="2"/>&lt;!----------------------------- <text:s text:c="2"/>relevant_publications <text:s text:c="3"/>------------------------&gt;</text:p>
      <text:p text:style-name="Standard"><text:s text:c="2"/>&lt;fieldset id="publications" class="publications"&gt;&lt;legend&gt;Relevant publications(where applicable)&lt;/legend&gt;</text:p>
      <text:p text:style-name="Standard"><text:s text:c="6"/>&lt;%= render :partial =&gt; 'publication', :collection =&gt; @admission.relevant_publications %&gt;</text:p>
      <text:p text:style-name="Standard"><text:s/>&lt;/fieldset&gt;</text:p>
      <text:p text:style-name="Standard"><text:s text:c="2"/>&lt;%= link_to_function "Add new publication" do |page|</text:p>
      <text:p text:style-name="Standard"><text:s text:c="2"/>page.insert_html :bottom, :publications, :partial =&gt; 'publication', :object =&gt; RelevantPublication.new</text:p>
      <text:p text:style-name="Standard"><text:s text:c="4"/>end %&gt; </text:p>
      <text:p text:style-name="Standard"/>
      <text:p text:style-name="Standard"><text:s text:c="4"/></text:p>
      <text:p text:style-name="Standard"><text:s text:c="5"/>&lt;!-----------------------------Referee <text:s text:c="2"/>------------------------&gt;</text:p>
      <text:p text:style-name="Standard"><text:soft-page-break/><text:s text:c="2"/>&lt;fieldset id="referees" class="referees"&gt;&lt;legend&gt;Name and address of three referees who are familiar with your academic ability and performance. Specify your association with each referee. Have each one fill out this section for you <text:s/>&lt;/legend&gt;</text:p>
      <text:p text:style-name="Standard"><text:s text:c="2"/>&lt;%= render :partial =&gt; 'referee', :collection =&gt; <text:s/>@admission.referees %&gt; </text:p>
      <text:p text:style-name="Standard"><text:s text:c="2"/>&lt;/fieldset&gt;</text:p>
      <text:p text:style-name="Standard"><text:s text:c="2"/>&lt;%= link_to_function "Add new referee" do |page|</text:p>
      <text:p text:style-name="Standard"><text:s text:c="2"/>page.insert_html :bottom, :referees, :partial =&gt; 'referee', :object =&gt; Referee.new</text:p>
      <text:p text:style-name="Standard"><text:s text:c="2"/>end %&gt;</text:p>
      <text:p text:style-name="Standard"><text:s text:c="4"/></text:p>
      <text:p text:style-name="Standard"><text:s text:c="4"/></text:p>
      <text:p text:style-name="Standard"><text:s text:c="2"/>&lt;!----------------------------- <text:s text:c="2"/>Financial-Support <text:s text:c="3"/>------------------------&gt;</text:p>
      <text:p text:style-name="Standard"><text:s text:c="2"/>&lt;fieldset id="financialsupport" class="financialsupport"&gt;&lt;legend&gt;Financial Support&lt;/legend&gt;</text:p>
      <text:p text:style-name="Standard"><text:s text:c="6"/>&lt;%= render :partial =&gt; 'financialsupport', :collection =&gt; @admission.financial_supports %&gt;</text:p>
      <text:p text:style-name="Standard"><text:s/>&lt;/fieldset&gt;</text:p>
      <text:p text:style-name="Standard"><text:s text:c="2"/>&lt;%= link_to_function "Add new Financial Support" do |page|</text:p>
      <text:p text:style-name="Standard"><text:s text:c="2"/>page.insert_html :bottom, :financialsupport, :partial =&gt; 'financialsupport', :object =&gt; FinancialSupport.new</text:p>
      <text:p text:style-name="Standard"><text:s text:c="2"/>end %&gt;</text:p>
      <text:p text:style-name="Standard"/>
      <text:p text:style-name="Standard"><text:s text:c="4"/>&lt;/div&gt; &lt;br/&gt;<text:bookmark-end text:name="__DdeLink__0_14801076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reje Engida</meta:initial-creator>
    <meta:creation-date>2011-01-18T17:54:23</meta:creation-date>
    <dc:date>2011-01-21T04:23:42</dc:date>
    <dc:creator>Dereje Engida</dc:creator>
    <meta:editing-duration>PT16H04M21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46" meta:word-count="315" meta:character-count="3211"/>
  </office:meta>
</office:document-meta>
</file>